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b5668" officeooo:paragraph-rsid="001b5668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20pt" fo:font-weight="bold" officeooo:rsid="001b5668" officeooo:paragraph-rsid="001b5668" style:font-size-asian="20pt" style:font-weight-asian="bold" style:font-size-complex="20pt" style:font-weight-complex="bold"/>
    </style:style>
    <style:style style:name="P3" style:family="paragraph" style:parent-style-name="Text_20_body">
      <style:text-properties fo:font-size="14pt" fo:font-weight="bold" officeooo:rsid="001b5668" officeooo:paragraph-rsid="001b5668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tting up a Minimal Web-server on a Virtual Network</text:p>
      <text:p text:style-name="P1"/>
      <text:p text:style-name="P3">I have used a Vmware VM (minimal Arch installation with python installed) which uses three different modes of networking i.e Host-only, NAT &amp; Bridged (haven't covered bridged yet since it requires port forwarding) </text:p>
      <text:p text:style-name="Text_20_body">I set a python http.server on port 8000 on the guest, then accessed it through it's virtual NIC's IP on my host OS by </text:p>
      <text:p text:style-name="Text_20_body">- pinging it </text:p>
      <text:p text:style-name="Text_20_body">- using curl to fetch the webpage html code </text:p>
      <text:p text:style-name="Text_20_body">- opening the index.html in my host web browser </text:p>
      <text:p text:style-name="Text_20_body">I am planning to add Cisco IOS by GNS3 to it in the future, cover bridged network mode, try to run bash scripts using curl, do socket programming on it in C++, and also covering the vulnerabilities of http over https, and also make it guest-guest too if needed. 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9T14:49:22.615712910</meta:creation-date>
    <dc:date>2025-08-19T15:06:49.694808137</dc:date>
    <meta:editing-duration>PT6M59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136" meta:character-count="751" meta:non-whitespace-character-count="616"/>
  </office:meta>
</office:document-meta>
</file>